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2" office:value-type="string">
            <text:p>UC5</text:p>
          </table:table-cell>
          <table:table-cell table:style-name="ce14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2" office:value-type="string">
            <text:p>UC6</text:p>
          </table:table-cell>
          <table:table-cell table:style-name="ce14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2" office:value-type="string">
            <text:p>UC7</text:p>
          </table:table-cell>
          <table:table-cell table:style-name="ce14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office:value-type="string">
            <text:p>UC7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office:value-type="string">
            <text:p>UC7.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office:value-type="string">
            <text:p>UC7.integrati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Integarti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Meeting.T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14T22:28:46</dc:date>
    <dc:creator>Pratibind jha</dc:creator>
    <meta:editing-duration>PT16M8S</meta:editing-duration>
    <meta:editing-cycles>49</meta:editing-cycles>
    <meta:generator>LibreOffice/3.5$Linux_x86 LibreOffice_project/350m1$Build-2</meta:generator>
    <meta:document-statistic meta:table-count="3" meta:cell-count="273" meta:object-count="0"/>
  </office:meta>
</office:document-meta>
</file>